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underline-type="single" style:text-underline-style="solid"/>
    </style:style>
    <style:style style:name="T2" style:family="text">
      <style:text-properties/>
    </style:style>
    <style:style style:name="P1" style:family="paragraph">
      <style:paragraph-properties/>
    </style:style>
  </office:automatic-styles>
  <office:body>
    <office:text>
      <text:p text:style-name="P1"><text:span text:style-name="T1">Wie soll dass dann hinterher aussehen?</text:span></text:p>
      <text:p text:style-name="P1"><text:span text:style-name="T2">Im Grunde genommen soll am Ende eine einzelne Webseite geladen werden, deren Inhalt dynamisch je nach Interaktionsbereich zusammen gestellt wird. Dabei soll ein hochreaktives Interface entstehen, welches modernen Anforderungen ... mehr oder weniger ... genüge tun soll.</text:span></text:p>
    </office:text>
  </office:body>
</office:document-content>
</file>

<file path=styles.xml><?xml version="1.0" encoding="utf-8"?>
<office:document-styles xmlns:office="urn:oasis:names:tc:opendocument:xmlns:office:1.0" office:version="1.2"/>
</file>